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VENTURO ESPEJO, LEIDY JANETH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V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TRU</text:span></text:p>
      <text:p text:style-name="P6"/>
      <text:p text:style-name="P6">Recojo: <text:span text:style-name="T3">VENTURO ESPEJO, LEIDY JANETH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47:1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